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enera la sucesión Fibonacci:</text:p>
      <text:p text:style-name="Standard"/>
      <text:p text:style-name="Standard"><draw:frame draw:style-name="fr1" draw:name="Objeto1" text:anchor-type="as-char" svg:width="7.438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La salida del programa es la siguiente:</text:p>
      <text:p text:style-name="Standard"/>
      <text:p text:style-name="Standard"><text:tab/><text:tab/>0</text:p>
      <text:p text:style-name="Standard"><text:tab/><text:tab/>1</text:p>
      <text:p text:style-name="Standard"><text:tab/><text:tab/>1</text:p>
      <text:p text:style-name="Standard"><text:tab/><text:tab/>2</text:p>
      <text:p text:style-name="Standard"><text:tab/><text:tab/>3</text:p>
      <text:p text:style-name="Standard"><text:tab/><text:tab/>5</text:p>
      <text:p text:style-name="Standard"><text:tab/><text:tab/>8</text:p>
      <text:p text:style-name="Standard"><text:tab/><text:tab/>13</text:p>
      <text:p text:style-name="Standard"><text:tab/><text:tab/>21</text:p>
      <text:p text:style-name="Standard"><text:tab/><text:tab/>34</text:p>
      <text:p text:style-name="Standard"><text:tab/><text:tab/>55</text:p>
      <text:p text:style-name="Standard"><text:tab/><text:tab/>89</text:p>
      <text:p text:style-name="Standard"><text:tab/><text:tab/>144</text:p>
      <text:p text:style-name="Standard"><text:tab/><text:tab/>233</text:p>
      <text:p text:style-name="Standard"><text:tab/><text:tab/>377</text:p>
      <text:p text:style-name="Standard"><text:tab/><text:tab/>610</text:p>
      <text:p text:style-name="Standard"><text:tab/><text:tab/>987</text:p>
      <text:p text:style-name="Standard"><text:tab/><text:tab/>1597</text:p>
      <text:p text:style-name="Standard"><text:tab/><text:tab/>2584</text:p>
      <text:p text:style-name="Standard"><text:tab/><text:tab/>418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1T16:54:29.715555727</dc:date>
    <meta:editing-duration>PT2M21S</meta:editing-duration>
    <meta:editing-cycles>1</meta:editing-cycles>
    <meta:document-statistic meta:table-count="0" meta:image-count="0" meta:object-count="1" meta:page-count="1" meta:paragraph-count="23" meta:word-count="50" meta:character-count="242" meta:non-whitespace-character-count="175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row>
        <msub>
          <mi>f</mi>
          <mn>0</mn>
        </msub>
        <mo stretchy="false">=</mo>
        <mn>0</mn>
      </mrow>
      <mi>,</mi>
      <mrow>
        <msub>
          <mi>f</mi>
          <mn>1</mn>
        </msub>
        <mo stretchy="false">=</mo>
        <mn>1</mn>
      </mrow>
      <mi>,</mi>
      <mrow>
        <msub>
          <mi>f</mi>
          <mn>2</mn>
        </msub>
        <mo stretchy="false">=</mo>
        <mn>1</mn>
      </mrow>
      <mi>,</mi>
      <mrow>
        <msub>
          <mi>f</mi>
          <mn>3</mn>
        </msub>
        <mo stretchy="false">=</mo>
        <mn>2</mn>
      </mrow>
      <mi>,</mi>
      <mn>...</mn>
      <mi>,</mi>
      <mrow>
        <msub>
          <mi>f</mi>
          <mi>n</mi>
        </msub>
        <mo stretchy="false">=</mo>
        <mrow>
          <msub>
            <mi>f</mi>
            <mrow>
              <mi>n</mi>
              <mo stretchy="false">−</mo>
              <mn>1</mn>
            </mrow>
          </msub>
          <mo stretchy="false">+</mo>
          <msub>
            <mi>f</mi>
            <mrow>
              <mi>n</mi>
              <mo stretchy="false">−</mo>
              <mn>1</mn>
            </mrow>
          </msub>
        </mrow>
      </mrow>
    </mrow>
    <annotation encoding="StarMath 5.0">f_{0} = 0, f_{1} = 1, f_{2} = 1, f_{3} = 2, ..., f_{n} = f_{n-1} + f_{n-1}</annotation>
  </semantics>
</math>
</file>